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1pt" fo:language="en" fo:country="US" officeooo:rsid="009632c5" officeooo:paragraph-rsid="00186e19" fo:background-color="transparent" style:font-size-asian="11pt" style:font-size-complex="11pt"/>
    </style:style>
    <style:style style:name="P2" style:family="paragraph" style:parent-style-name="Text_20_body">
      <style:text-properties fo:font-size="11pt" fo:language="en" fo:country="US" officeooo:paragraph-rsid="00186e19" style:font-size-asian="11pt" style:font-size-complex="11pt"/>
    </style:style>
    <style:style style:name="P3" style:family="paragraph" style:parent-style-name="Text_20_body">
      <style:text-properties fo:font-size="11pt" fo:language="en" fo:country="US" officeooo:rsid="00972def" officeooo:paragraph-rsid="00186e19" style:font-size-asian="11pt" style:font-size-complex="11pt"/>
    </style:style>
    <style:style style:name="P4" style:family="paragraph" style:parent-style-name="Text_20_body">
      <style:text-properties fo:font-size="11pt" fo:language="en" fo:country="US" officeooo:rsid="00186e19" officeooo:paragraph-rsid="00186e19" style:font-size-asian="11pt" style:font-size-complex="11pt"/>
    </style:style>
    <style:style style:name="P5" style:family="paragraph" style:parent-style-name="Text_20_body">
      <style:text-properties fo:font-size="11pt" fo:language="en" fo:country="US" officeooo:rsid="00a2eff5" officeooo:paragraph-rsid="00186e19" style:font-size-asian="11pt" style:font-size-complex="11pt"/>
    </style:style>
    <style:style style:name="P6" style:family="paragraph" style:parent-style-name="Text_20_body">
      <style:text-properties fo:font-size="11pt" fo:language="en" fo:country="US" officeooo:rsid="004ccb86" officeooo:paragraph-rsid="004ccb86" style:font-size-asian="11pt" style:font-size-complex="11pt"/>
    </style:style>
    <style:style style:name="P7" style:family="paragraph" style:parent-style-name="Text_20_body">
      <style:text-properties officeooo:rsid="009632c5" officeooo:paragraph-rsid="00186e19" fo:background-color="transparent"/>
    </style:style>
    <style:style style:name="P8" style:family="paragraph" style:parent-style-name="Text_20_body">
      <style:text-properties fo:language="en" fo:country="US" officeooo:rsid="0028e0d9" officeooo:paragraph-rsid="0028e0d9" fo:background-color="#ffff00"/>
    </style:style>
    <style:style style:name="P9" style:family="paragraph" style:parent-style-name="Text_20_body">
      <style:text-properties fo:language="en" fo:country="US" officeooo:rsid="002bd2d9" officeooo:paragraph-rsid="002bd2d9" fo:background-color="#ffff00"/>
    </style:style>
    <style:style style:name="P10" style:family="paragraph" style:parent-style-name="Text_20_body">
      <style:text-properties fo:language="en" fo:country="US" officeooo:rsid="002db972" officeooo:paragraph-rsid="002db972" fo:background-color="#ffff00"/>
    </style:style>
    <style:style style:name="P11" style:family="paragraph" style:parent-style-name="Text_20_body">
      <style:text-properties fo:language="en" fo:country="US" officeooo:rsid="002fd9eb" officeooo:paragraph-rsid="002fd9eb" fo:background-color="#ffff00"/>
    </style:style>
    <style:style style:name="P12" style:family="paragraph" style:parent-style-name="Text_20_body">
      <style:text-properties fo:language="en" fo:country="US" officeooo:paragraph-rsid="0032384e" fo:background-color="#ffff00"/>
    </style:style>
    <style:style style:name="P13" style:family="paragraph" style:parent-style-name="Text_20_body">
      <style:text-properties fo:language="en" fo:country="US" officeooo:rsid="1d272942" officeooo:paragraph-rsid="00350a97" fo:background-color="#ffff00"/>
    </style:style>
    <style:style style:name="P14" style:family="paragraph" style:parent-style-name="Text_20_body">
      <style:text-properties fo:language="en" fo:country="US" officeooo:rsid="0030aa91" officeooo:paragraph-rsid="0032384e" fo:background-color="#ffff00"/>
    </style:style>
    <style:style style:name="P15" style:family="paragraph" style:parent-style-name="Text_20_body">
      <style:text-properties fo:language="en" fo:country="US" officeooo:rsid="0034fb7a" officeooo:paragraph-rsid="00350a97" fo:background-color="#ffff00"/>
    </style:style>
    <style:style style:name="P16" style:family="paragraph" style:parent-style-name="Text_20_body">
      <style:text-properties fo:language="en" fo:country="US" officeooo:rsid="0035c2b4" officeooo:paragraph-rsid="0035c2b4" fo:background-color="#ffff00"/>
    </style:style>
    <style:style style:name="P17" style:family="paragraph" style:parent-style-name="Text_20_body">
      <style:text-properties fo:language="en" fo:country="US" officeooo:rsid="003b0d73" officeooo:paragraph-rsid="003b0d73" fo:background-color="#ffff00"/>
    </style:style>
    <style:style style:name="P18" style:family="paragraph" style:parent-style-name="Text_20_body">
      <style:text-properties fo:language="en" fo:country="US" officeooo:rsid="003ee7b3" officeooo:paragraph-rsid="003ee7b3" fo:background-color="#ffff00"/>
    </style:style>
    <style:style style:name="P19" style:family="paragraph" style:parent-style-name="Text_20_body">
      <style:text-properties fo:language="en" fo:country="US" officeooo:paragraph-rsid="002db972"/>
    </style:style>
    <style:style style:name="P20" style:family="paragraph" style:parent-style-name="Text_20_body">
      <style:text-properties fo:language="en" fo:country="US" officeooo:paragraph-rsid="002fd9eb"/>
    </style:style>
    <style:style style:name="P21" style:family="paragraph" style:parent-style-name="Text_20_body">
      <style:text-properties fo:language="en" fo:country="US" officeooo:paragraph-rsid="0034fb7a"/>
    </style:style>
    <style:style style:name="P22" style:family="paragraph" style:parent-style-name="Text_20_body">
      <style:text-properties fo:language="en" fo:country="US" officeooo:paragraph-rsid="00350a97"/>
    </style:style>
    <style:style style:name="P23" style:family="paragraph" style:parent-style-name="Text_20_body">
      <style:text-properties fo:language="en" fo:country="US" officeooo:paragraph-rsid="003b0d73"/>
    </style:style>
    <style:style style:name="P24" style:family="paragraph" style:parent-style-name="Text_20_body">
      <style:text-properties fo:language="en" fo:country="US" officeooo:paragraph-rsid="003be35e"/>
    </style:style>
    <style:style style:name="P25" style:family="paragraph" style:parent-style-name="Text_20_body">
      <style:text-properties fo:language="en" fo:country="US" officeooo:paragraph-rsid="003d62d5"/>
    </style:style>
    <style:style style:name="P26" style:family="paragraph" style:parent-style-name="Text_20_body">
      <style:text-properties fo:language="en" fo:country="US" officeooo:paragraph-rsid="003d9705"/>
    </style:style>
    <style:style style:name="P27" style:family="paragraph" style:parent-style-name="Text_20_body">
      <style:text-properties fo:language="en" fo:country="US" officeooo:paragraph-rsid="003ee7b3"/>
    </style:style>
    <style:style style:name="P28" style:family="paragraph" style:parent-style-name="Text_20_body">
      <style:text-properties fo:language="en" fo:country="US" officeooo:paragraph-rsid="00430c0a"/>
    </style:style>
    <style:style style:name="P29" style:family="paragraph" style:parent-style-name="Text_20_body">
      <style:text-properties fo:language="en" fo:country="US" officeooo:paragraph-rsid="0043dcf6"/>
    </style:style>
    <style:style style:name="P30" style:family="paragraph" style:parent-style-name="Text_20_body">
      <style:text-properties fo:language="en" fo:country="US" officeooo:paragraph-rsid="0044174f"/>
    </style:style>
    <style:style style:name="P31" style:family="paragraph" style:parent-style-name="Text_20_body">
      <style:text-properties fo:language="en" fo:country="US" officeooo:paragraph-rsid="0045a197"/>
    </style:style>
    <style:style style:name="P32" style:family="paragraph" style:parent-style-name="Text_20_body">
      <style:text-properties fo:language="en" fo:country="US" officeooo:paragraph-rsid="00466ff3"/>
    </style:style>
    <style:style style:name="P33" style:family="paragraph" style:parent-style-name="Text_20_body">
      <style:text-properties fo:language="en" fo:country="US" officeooo:paragraph-rsid="0046d390"/>
    </style:style>
    <style:style style:name="P34" style:family="paragraph" style:parent-style-name="Text_20_body">
      <style:text-properties fo:language="en" fo:country="US" officeooo:paragraph-rsid="00470b8d"/>
    </style:style>
    <style:style style:name="P35" style:family="paragraph" style:parent-style-name="Text_20_body">
      <style:text-properties fo:language="en" fo:country="US" officeooo:paragraph-rsid="00487b47"/>
    </style:style>
    <style:style style:name="P36" style:family="paragraph" style:parent-style-name="Text_20_body">
      <style:text-properties fo:language="en" fo:country="US" officeooo:rsid="004a76be" officeooo:paragraph-rsid="004a76be" fo:background-color="#ffff66"/>
    </style:style>
    <style:style style:name="P37" style:family="paragraph" style:parent-style-name="Text_20_body">
      <style:text-properties fo:language="en" fo:country="US" officeooo:rsid="0053a627" officeooo:paragraph-rsid="00622832"/>
    </style:style>
    <style:style style:name="P38" style:family="paragraph" style:parent-style-name="Text_20_body">
      <style:text-properties fo:language="en" fo:country="US" officeooo:paragraph-rsid="0064b00a"/>
    </style:style>
    <style:style style:name="P39" style:family="paragraph" style:parent-style-name="Text_20_body">
      <style:text-properties fo:language="en" fo:country="US" officeooo:rsid="006bf42c" officeooo:paragraph-rsid="006bf42c"/>
    </style:style>
    <style:style style:name="P40" style:family="paragraph" style:parent-style-name="Text_20_body">
      <style:text-properties fo:language="en" fo:country="US" officeooo:rsid="006c32fa" officeooo:paragraph-rsid="006e28aa"/>
    </style:style>
    <style:style style:name="P41" style:family="paragraph" style:parent-style-name="Standard">
      <style:text-properties fo:font-size="11pt" fo:language="en" fo:country="US" officeooo:rsid="009632c5" officeooo:paragraph-rsid="00186e19" fo:background-color="transparent" style:font-size-asian="11pt" style:font-size-complex="11pt"/>
    </style:style>
    <style:style style:name="P42" style:family="paragraph" style:parent-style-name="Text_20_body">
      <style:text-properties fo:font-size="11pt" fo:language="en" fo:country="US" officeooo:rsid="00639ab3" officeooo:paragraph-rsid="00639ab3" fo:background-color="#ffff99" style:font-size-asian="11pt" style:font-size-complex="11pt"/>
    </style:style>
    <style:style style:name="P43" style:family="paragraph" style:parent-style-name="Text_20_body">
      <style:text-properties fo:language="en" fo:country="US" fo:font-style="normal" officeooo:rsid="006bf42c" officeooo:paragraph-rsid="006bf42c" fo:background-color="#ffff99" style:font-style-asian="normal" style:font-style-complex="normal"/>
    </style:style>
    <style:style style:name="P44" style:family="paragraph" style:parent-style-name="Text_20_body">
      <style:text-properties fo:language="en" fo:country="US" officeooo:rsid="002557c0" officeooo:paragraph-rsid="002557c0" fo:background-color="#ffff00"/>
    </style:style>
    <style:style style:name="P45" style:family="paragraph" style:parent-style-name="Text_20_body" style:list-style-name="L2">
      <style:text-properties fo:language="en" fo:country="US" officeooo:rsid="0027a01a" officeooo:paragraph-rsid="0027a01a" fo:background-color="#ffff00"/>
    </style:style>
    <style:style style:name="P46" style:family="paragraph" style:parent-style-name="Text_20_body">
      <style:text-properties fo:language="en" fo:country="US" officeooo:rsid="0027a01a" officeooo:paragraph-rsid="0071f61d" fo:background-color="#ffff00"/>
    </style:style>
    <style:style style:name="P47" style:family="paragraph" style:parent-style-name="Text_20_body" style:list-style-name="L2">
      <style:text-properties fo:language="en" fo:country="US" officeooo:rsid="0028e0d9" officeooo:paragraph-rsid="0028e0d9" fo:background-color="#ffff00"/>
    </style:style>
    <style:style style:name="P48" style:family="paragraph" style:parent-style-name="Text_20_body">
      <style:text-properties fo:language="en" fo:country="US" officeooo:rsid="0041aa29" officeooo:paragraph-rsid="0071f61d" fo:background-color="#ffff00"/>
    </style:style>
    <style:style style:name="P49" style:family="paragraph" style:parent-style-name="Text_20_body">
      <style:text-properties fo:language="en" fo:country="US" officeooo:rsid="00753fed" officeooo:paragraph-rsid="00753fed" fo:background-color="#ffff00"/>
    </style:style>
    <style:style style:name="P50" style:family="paragraph" style:parent-style-name="Heading_20_1">
      <style:paragraph-properties fo:break-before="page"/>
      <style:text-properties fo:language="en" fo:country="US"/>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fo:font-size="11pt" fo:background-color="#ffff00" loext:char-shading-value="0" style:font-size-asian="11pt" style:font-size-complex="11pt"/>
    </style:style>
    <style:style style:name="T4" style:family="text">
      <style:text-properties fo:font-size="11pt" officeooo:rsid="0055899c" fo:background-color="#ffff00" loext:char-shading-value="0" style:font-size-asian="11pt" style:font-size-complex="11pt"/>
    </style:style>
    <style:style style:name="T5" style:family="text">
      <style:text-properties fo:font-size="11pt" fo:background-color="transparent" loext:char-shading-value="0" style:font-size-asian="11pt" style:font-size-complex="11pt"/>
    </style:style>
    <style:style style:name="T6" style:family="text">
      <style:text-properties fo:font-size="11pt" officeooo:rsid="0055eb1b" fo:background-color="transparent" loext:char-shading-value="0" style:font-size-asian="11pt" style:font-size-complex="11pt"/>
    </style:style>
    <style:style style:name="T7" style:family="text">
      <style:text-properties fo:font-size="11pt" officeooo:rsid="00576794" fo:background-color="transparent" loext:char-shading-value="0" style:font-size-asian="11pt" style:font-size-complex="11pt"/>
    </style:style>
    <style:style style:name="T8" style:family="text">
      <style:text-properties fo:font-size="11pt" officeooo:rsid="0058fbc9" fo:background-color="transparent" loext:char-shading-value="0" style:font-size-asian="11pt" style:font-size-complex="11pt"/>
    </style:style>
    <style:style style:name="T9" style:family="text">
      <style:text-properties fo:font-size="11pt" officeooo:rsid="00591208" fo:background-color="transparent" loext:char-shading-value="0" style:font-size-asian="11pt" style:font-size-complex="11pt"/>
    </style:style>
    <style:style style:name="T10" style:family="text">
      <style:text-properties fo:font-size="11pt" officeooo:rsid="005bf61c" fo:background-color="transparent" loext:char-shading-value="0" style:font-size-asian="11pt" style:font-size-complex="11pt"/>
    </style:style>
    <style:style style:name="T11" style:family="text">
      <style:text-properties fo:font-size="11pt" officeooo:rsid="005d4080" fo:background-color="transparent" loext:char-shading-value="0" style:font-size-asian="11pt" style:font-size-complex="11pt"/>
    </style:style>
    <style:style style:name="T12" style:family="text">
      <style:text-properties fo:font-size="11pt" officeooo:rsid="00601489" fo:background-color="transparent" loext:char-shading-value="0" style:font-size-asian="11pt" style:font-size-complex="11pt"/>
    </style:style>
    <style:style style:name="T13" style:family="text">
      <style:text-properties fo:font-size="11pt" officeooo:rsid="0061ac96" fo:background-color="transparent" loext:char-shading-value="0" style:font-size-asian="11pt" style:font-size-complex="11pt"/>
    </style:style>
    <style:style style:name="T14" style:family="text">
      <style:text-properties fo:font-size="11pt" officeooo:rsid="00622832" fo:background-color="transparent" loext:char-shading-value="0" style:font-size-asian="11pt" style:font-size-complex="11pt"/>
    </style:style>
    <style:style style:name="T15" style:family="text">
      <style:text-properties fo:font-size="11pt" fo:font-style="italic" fo:background-color="transparent" loext:char-shading-value="0" style:font-size-asian="11pt" style:font-style-asian="italic" style:font-size-complex="11pt" style:font-style-complex="italic"/>
    </style:style>
    <style:style style:name="T16" style:family="text">
      <style:text-properties fo:font-size="11pt" officeooo:rsid="0061ac96" fo:background-color="#ffff99" loext:char-shading-value="0" style:font-size-asian="11pt" style:font-size-complex="11pt"/>
    </style:style>
    <style:style style:name="T17" style:family="text">
      <style:text-properties fo:font-size="11pt" officeooo:rsid="00620ccd" fo:background-color="#ffff99" loext:char-shading-value="0" style:font-size-asian="11pt" style:font-size-complex="11pt"/>
    </style:style>
    <style:style style:name="T18" style:family="text">
      <style:text-properties fo:font-size="11pt" officeooo:rsid="00622832" fo:background-color="#ffff99" loext:char-shading-value="0" style:font-size-asian="11pt" style:font-size-complex="11pt"/>
    </style:style>
    <style:style style:name="T19" style:family="text">
      <style:text-properties officeooo:rsid="01c2d092"/>
    </style:style>
    <style:style style:name="T20" style:family="text">
      <style:text-properties officeooo:rsid="017d1ff1"/>
    </style:style>
    <style:style style:name="T21" style:family="text">
      <style:text-properties fo:background-color="#ffff00" loext:char-shading-value="0"/>
    </style:style>
    <style:style style:name="T22" style:family="text">
      <style:text-properties officeooo:rsid="003b0d73" fo:background-color="#ffff00" loext:char-shading-value="0"/>
    </style:style>
    <style:style style:name="T23" style:family="text">
      <style:text-properties officeooo:rsid="003be35e" fo:background-color="#ffff00" loext:char-shading-value="0"/>
    </style:style>
    <style:style style:name="T24" style:family="text">
      <style:text-properties officeooo:rsid="003d62d5" fo:background-color="#ffff00" loext:char-shading-value="0"/>
    </style:style>
    <style:style style:name="T25" style:family="text">
      <style:text-properties officeooo:rsid="003d9705" fo:background-color="#ffff00" loext:char-shading-value="0"/>
    </style:style>
    <style:style style:name="T26" style:family="text">
      <style:text-properties officeooo:rsid="00430c0a" fo:background-color="#ffff00" loext:char-shading-value="0"/>
    </style:style>
    <style:style style:name="T27" style:family="text">
      <style:text-properties officeooo:rsid="0043dcf6" fo:background-color="#ffff00" loext:char-shading-value="0"/>
    </style:style>
    <style:style style:name="T28" style:family="text">
      <style:text-properties officeooo:rsid="004c1439" fo:background-color="#ffff00" loext:char-shading-value="0"/>
    </style:style>
    <style:style style:name="T29" style:family="text">
      <style:text-properties officeooo:rsid="005093f9" fo:background-color="#ffff00" loext:char-shading-value="0"/>
    </style:style>
    <style:style style:name="T30" style:family="text">
      <style:text-properties officeooo:rsid="005211cb" fo:background-color="#ffff00" loext:char-shading-value="0"/>
    </style:style>
    <style:style style:name="T31" style:family="text">
      <style:text-properties officeooo:rsid="002557c0" fo:background-color="#ffff00" loext:char-shading-value="0"/>
    </style:style>
    <style:style style:name="T32" style:family="text">
      <style:text-properties officeooo:rsid="0028e0d9"/>
    </style:style>
    <style:style style:name="T33" style:family="text">
      <style:text-properties officeooo:rsid="002a2ea7"/>
    </style:style>
    <style:style style:name="T34" style:family="text">
      <style:text-properties officeooo:rsid="002b8c1f"/>
    </style:style>
    <style:style style:name="T35" style:family="text">
      <style:text-properties officeooo:rsid="002ceb56"/>
    </style:style>
    <style:style style:name="T36" style:family="text">
      <style:text-properties style:text-position="super 58%" officeooo:rsid="0030aa91"/>
    </style:style>
    <style:style style:name="T37" style:family="text">
      <style:text-properties style:text-position="super 58%" officeooo:rsid="0042a207"/>
    </style:style>
    <style:style style:name="T38" style:family="text">
      <style:text-properties officeooo:rsid="00303685"/>
    </style:style>
    <style:style style:name="T39" style:family="text">
      <style:text-properties officeooo:rsid="0030aa91"/>
    </style:style>
    <style:style style:name="T40" style:family="text">
      <style:text-properties officeooo:rsid="090a1db2"/>
    </style:style>
    <style:style style:name="T41" style:family="text">
      <style:text-properties officeooo:rsid="1d27f092"/>
    </style:style>
    <style:style style:name="T42" style:family="text">
      <style:text-properties officeooo:rsid="0042a207"/>
    </style:style>
    <style:style style:name="T43" style:family="text">
      <style:text-properties officeooo:rsid="0044174f"/>
    </style:style>
    <style:style style:name="T44" style:family="text">
      <style:text-properties officeooo:rsid="0044174f" fo:background-color="#ffff66" loext:char-shading-value="0"/>
    </style:style>
    <style:style style:name="T45" style:family="text">
      <style:text-properties officeooo:rsid="0045a197" fo:background-color="#ffff66" loext:char-shading-value="0"/>
    </style:style>
    <style:style style:name="T46" style:family="text">
      <style:text-properties officeooo:rsid="0046d390" fo:background-color="#ffff66" loext:char-shading-value="0"/>
    </style:style>
    <style:style style:name="T47" style:family="text">
      <style:text-properties officeooo:rsid="00470b8d" fo:background-color="#ffff66" loext:char-shading-value="0"/>
    </style:style>
    <style:style style:name="T48" style:family="text">
      <style:text-properties officeooo:rsid="00487b47" fo:background-color="#ffff66" loext:char-shading-value="0"/>
    </style:style>
    <style:style style:name="T49" style:family="text">
      <style:text-properties officeooo:rsid="004c1439"/>
    </style:style>
    <style:style style:name="T50" style:family="text">
      <style:text-properties officeooo:rsid="0064b00a" fo:background-color="#ffff99" loext:char-shading-value="0"/>
    </style:style>
    <style:style style:name="T51" style:family="text">
      <style:text-properties fo:font-style="italic" officeooo:rsid="0064b00a" style:font-style-asian="italic" style:font-style-complex="italic"/>
    </style:style>
    <style:style style:name="T52" style:family="text">
      <style:text-properties officeooo:rsid="0064b00a"/>
    </style:style>
    <style:style style:name="T53" style:family="text">
      <style:text-properties fo:font-style="normal" style:font-style-asian="normal" style:font-style-complex="normal"/>
    </style:style>
    <style:style style:name="T54" style:family="text">
      <style:text-properties fo:font-style="normal" officeooo:rsid="006ba384" style:font-style-asian="normal" style:font-style-complex="normal"/>
    </style:style>
    <style:style style:name="T55" style:family="text">
      <style:text-properties fo:font-style="normal" fo:background-color="#ffff99" loext:char-shading-value="0" style:font-style-asian="normal" style:font-style-complex="normal"/>
    </style:style>
    <style:style style:name="T56" style:family="text">
      <style:text-properties officeooo:rsid="0071f61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Lotje van der Linden</text:p>
      <text:p text:style-name="P1">Aix-Marseille Université / CNRS</text:p>
      <text:p text:style-name="P1">Laboratoire de Psychologie Cognitive</text:p>
      <text:p text:style-name="P1">3 Place Victor Hugo</text:p>
      <text:p text:style-name="P1">Centre St. Charles, Bâtiment 9, Case D</text:p>
      <text:p text:style-name="P1">13331 Marseille</text:p>
      <text:p text:style-name="P1">France</text:p>
      <text:p text:style-name="P7"><text:a xlink:type="simple" xlink:href="mailto:l.vanderlinden@cogsci.nl"><text:span text:style-name="T2">l.vanderlinden@cogsci.nl</text:span></text:a></text:p>
      <text:p text:style-name="P2"/>
      <text:p text:style-name="P2">Subject: Cover letter for the revision of our Manuscript ID JOV-04373-2014 - "The Role of Object Affordances and <text:span text:style-name="T21">Center of Gravity </text:span>in Eye Movements Towards Isolated Daily-Life Objects"</text:p>
      <text:p text:style-name="P2"/>
      <text:p text:style-name="P3">Dear <text:span text:style-name="T19">Prof. Kowler,</text:span></text:p>
      <text:p text:style-name="P3"/>
      <text:p text:style-name="P6">Herewith we submit our revised manuscript "The Role of Object Affordances and <text:span text:style-name="T21">Center of Gravity </text:span>in Eye Movements Towards Isolated Daily-Life Objects". <text:span text:style-name="T49">We would like to thank the reviewers and yourself again for your valuable feedback. We sincerely hope that we addressed all comments to your satisfaction. Below, we provide a point-by-point response to the suggestions of the reviewers. </text:span><text:span text:style-name="T28">Before that, we would like to clarify a general </text:span><text:span text:style-name="T30">issue</text:span><text:span text:style-name="T28">, </text:span><text:span text:style-name="T29">that is related to some of the reviewer's comments (</text:span><text:span text:style-name="T30">NUMBERS</text:span><text:span text:style-name="T29">).</text:span></text:p>
      <text:p text:style-name="P37"><text:span text:style-name="T1">For the analyses of our first experiment, we analyzed landing positions relative to the object's absolute center (OC) and relative to the object's center-of-gravity (CoG). </text:span><text:span text:style-name="T3">(</text:span><text:span text:style-name="T4">In response to the previous round of reviews, we now present the reason f</text:span><text:span text:style-name="T3">The reason for this is not to compare the predictive power of both reference points (anymore), but simply to double-check our results.) </text:span><text:span text:style-name="T5">In Experiment 1, the objects were aligned on the vertical meridian on their OC. Therefore, to analyze landing positions relative to the CoG, we subtract</text:span><text:span text:style-name="T6">ed </text:span><text:span text:style-name="T5">the CoG </text:span><text:span text:style-name="T7">of the relevant</text:span><text:span text:style-name="T5"> from the (normalized) landing position</text:span><text:span text:style-name="T7">(s)</text:span><text:span text:style-name="T5"> </text:span><text:span text:style-name="T7">of the saccade(s) towards that object</text:span><text:span text:style-name="T5">. Importantly, we did this at a trial-by-trial level, rather than </text:span><text:span text:style-name="T8">at</text:span><text:span text:style-name="T5"> the condition-mean level. In other words, we did </text:span><text:span text:style-name="T15">not</text:span><text:span text:style-name="T5"> calculate the condition mean and substract the average CoG </text:span><text:span text:style-name="T9">(mean CoG from all our stimuli)</text:span><text:span text:style-name="T5">. The reasons for doing the </text:span><text:span text:style-name="T10">CoG “</text:span><text:span text:style-name="T5">correction” </text:span><text:span text:style-name="T11">on a trial-by-trial level</text:span><text:span text:style-name="T5"> is that (1) it allows us to carry out LME analyses (which are by definition on a trial level), and (2) </text:span><text:span text:style-name="T12">it appears more legimate because, after filtering, not all objects appeared equally often in our data set anymore (and therefore, giving a given object's CoG as much “weight” as the CoG of another object, even if it appears in the data set less often, seems suboptimal). </text:span><text:span text:style-name="T18">To avoid confusion, we now make this explicit in the manuscript.</text:span></text:p>
      <text:p text:style-name="P37"><text:span text:style-name="T14">I</text:span><text:span text:style-name="T13">n sum, with regard to the visual presentation of our data, the landing positions relative to the CoG are not simply a shift (on the y-axis for Figure … vs on the x-axis for Figure …) of an identical pattern. This might partly answer two of the reviewer's concerns: Reviewer 1's comment about the redundancy of the figures </text:span><text:span text:style-name="T17">(which we solved in the way as described ...)</text:span><text:span text:style-name="T13">, and Reviewer 2's concern about the counter-intuitiveness of part of our results </text:span><text:span text:style-name="T16">(NUMBER).</text:span><text:span text:style-name="T13"> </text:span></text:p>
      <text:p text:style-name="P42">IETS OVER COG CALCULATION!!</text:p>
      <text:p text:style-name="P4"/>
      <text:p text:style-name="P2">We sincerely hope that we address<text:span text:style-name="T20">ed</text:span> all comments to your satisfaction.</text:p>
      <text:p text:style-name="P5"><text:soft-page-break/>Kindest regards,</text:p>
      <text:p text:style-name="P5"/>
      <text:p text:style-name="P5">Lotje van der Linden</text:p>
      <text:p text:style-name="P5">Sebastiaan Mathôt</text:p>
      <text:p text:style-name="P5">Françoise Vitu</text:p>
      <text:h text:style-name="P50" text:outline-level="1">Reviewer 1</text:h>
      <text:p text:style-name="P38">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 <text:line-break/><text:line-break/>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38"><text:span text:style-name="T52">We see the point of Reviewer 1 about the redundancy of the Figures. As mentioned in the cover letter above, at first glance the CoG correction might seem no more than a shift on the axis showing the dependent variable </text:span><text:span text:style-name="T50">(y-axis for Figure , x-axis for Figure ..)</text:span><text:span text:style-name="T52">. As explained above, because (1) the correction is done at the trial level and not at the condition-mean level, and (2) after filtering, not every stimulus appeared equally often in the data set anymore), the binned landing positions and the fitted lines in Figure 4B are </text:span><text:span text:style-name="T51">not identical </text:span><text:span text:style-name="T52">to the binned landing positions and the fitted line in Figure 4A </text:span><text:span text:style-name="T51">minus the overall CoG</text:span><text:span text:style-name="T52">. However, we completely agree that, in practice, what we show boils almost down to the same thing. Therefore, as a compromise, we showed only one pair of bins and fitted lines, and added horizontal lines to show the </text:span><text:span text:style-name="T51">average CoG </text:span><text:span text:style-name="T54">in addition to the horizontal line showing the OC.</text:span></text:p>
      <text:p text:style-name="P39"><text:span text:style-name="T54">F</text:span><text:span text:style-name="T53">or the distribution plots, we do not think they are redundant. The reason that they appear redundant here, is that, as Reviewer 2 rightfully pointed out, in our experiment we cannot distinguish whether OC vs CoG predicts early eye movements best, because (1) they are so close to each other that we can't reliably detect a difference, and, (2) in line with this, they do have almost the </text:span><text:span text:style-name="T55">same intercept (t = ).</text:span></text:p>
      <text:p text:style-name="P43">However, if we imagine that there would have been a difference between both reference points, the distributions would have helped to spot this. ExPLAIN! Therefore, we believe they are informative (but in this case not to show that there is a difference, but, rather, to show that there does not seem to be a difference).</text:p>
      <text:p text:style-name="P40">In sum, we followed Reviewer 1's idea to show only one time-course plot, but we left the two distribution plots in. <text:span text:style-name="T31">It is the absence of a strong difference between center and CoG (because in our data set they are so close) which makes the graphs so similar. However, theoretically, showing the two makes sense and is important.</text:span></text:p>
      <text:p text:style-name="P40">We present the whole data set in one Figure now (with 3 sub-figures).</text:p>
      <text:p text:style-name="P44"/>
      <text:p text:style-name="P27"><text:line-break/><text:soft-page-break/>Reviewer #2 (Comments for the Author (Required)): <text:line-break/><text:line-break/>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 <text:line-break/></text:p>
      <text:p text:style-name="P27">When preparing the next response letter, I suggest adhering to the following (common) rules: <text:line-break/>1. respond to all comments made by the reviewer (i.e., don't drop any); not all of my comments were addressed <text:line-break/>2. leave the reviewer's comments intact (e.g., don't shorten/edit them; it's ok to number them of course) <text:line-break/>3. respond to comments with sufficient detail by specifying what exactly was implemented <text:line-break/>- if only a few words or one or two sentences were revised/added, provide them directly in the response letter, plus provide the page number so that reviewers can locate them in context <text:line-break/>- in case of a longer edit, provide page number and, possibly, highlight text in manuscript <text:line-break/>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 <text:line-break/></text:p>
      <text:p text:style-name="P18">We are sorry for the inconvenience. For the current response letter, we followed the above 3 rules.</text:p>
      <text:p text:style-name="P27"><text:line-break/>Apart from that I have one major comment (and one concern) in addition to a few minor comments and a list of editorial/languages fixed that I would like the authors to address before publication. <text:line-break/><text:line-break/>major: <text:line-break/>1. quality of research, changing values <text:line-break/>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office:annotation office:name="__Fieldmark__12113_691961552"><dc:creator>Lotje van der Linden</dc:creator><dc:date>2015-01-27T11:20:45</dc:date><text:list text:style-name=""><text:list-item><text:p>TODO: strange that we say that we OVERESTIMATED it in the previous manuscript, although the actual CoG became LARGER.</text:p></text:list-item></text:list></office:annotation>2%)<office:annotation-end office:name="__Fieldmark__12113_691961552"/>. In sum, I'm beginning to have some concerns about the quality of the research. </text:p>
      <text:p text:style-name="P48">We find it very unfortunate as well that we misaligned the stimuli in our previous Exp 2. The changed values of the CoG calculations are a consequence of this mistake. </text:p>
      <text:p text:style-name="P48"><text:span text:style-name="T56">Concerning the exclusion criteria: we indeed made some slight changes for the new analyses (e.g., we previously considered saccades with a latency equal to or smaller than 0 ms as “anticipatory”, but now we changed this criterion to &lt; 80 ms, which appears more valid). We thought it was a good idea to apply the improved script to both data sets. </text:span></text:p>
      <text:p text:style-name="P48"><text:soft-page-break/></text:p>
      <text:p text:style-name="P49">TODO: Explain that CoG calculation was wrong!!!</text:p>
      <text:p text:style-name="P46"/>
      <text:list xml:id="list7216071481785146068" text:style-name="L2">
        <text:list-item>
          <text:list>
            <text:list-item>
              <text:p text:style-name="P45">Look at average %.</text:p>
            </text:list-item>
            <text:list-item>
              <text:p text:style-name="P45">The reason the % of the individual <text:span text:style-name="T32">exclusion might also be different simply due to a different order of applying them</text:span></text:p>
            </text:list-item>
            <text:list-item>
              <text:p text:style-name="P47">The fact that the results from Exp 1 changed slightly is probably more due to the new CoG calculation than the exclusion criteria.</text:p>
            </text:list-item>
          </text:list>
        </text:list-item>
      </text:list>
      <text:p text:style-name="P8">Make completely clear:</text:p>
      <text:p text:style-name="P8">We <text:span text:style-name="T33">changed</text:span> our way of calculating the CoG, which affected both the “correction” in Exp1 as the alignment in Exp2. <text:span text:style-name="T34">This did not make Exp1 useless, because we could simply “recorrect”. For Exp2, however, we used the “old” CoG to align our stimuli, and we did not feel completely comfortable anymore.</text:span></text:p>
      <text:p text:style-name="P9">As a solution, we only reported the new Experiment (which addressed the concerns raised by R1 in the first round), and also used the alignent that we feel more confident about. </text:p>
      <text:p text:style-name="P9">Of course, the calculation of the CoG is still “one of the many possibilities”. To make what we did completely transparant, we put the formulas that we used in Appendix A (in the previous version already). In the current version, we also added the additional information that R2 asked for <text:span text:style-name="T35">(see below)</text:span>, and agree that those values are informative for the reader and therefore thank R2 for this suggestion.</text:p>
      <text:p text:style-name="P19">2. CoG vs. OC <text:line-break/>Following the reviewers' comments, the authors now give less weight to the CoG vs. OC 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Discussion still talk about CoG only (abstract) and make strong statements about CoG/global effect (Discussion). <text:line-break/>notes reflecting the confusion in the Introduction: <text:line-break/>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 <text:line-break/>p. 9, 169 "an object's center (or CoG"??? <text:line-break/>p. 10 line 181 "tendency to direct our eyes to the center of objects" vs. line 184: "We will refer to this prediction as the CoG hypothesis"? <text:line-break/>Fig. 1 caption: "The CoG hypothesis predicts that the eyes will land on the object's CoG, which is generally close, but not identical to the object's geometrical center." <text:line-break/><text:line-break/>This is what I suggest: <text:line-break/><text:soft-page-break/>2.1 say that part of the literature on "single stimuli" is framed in terms of CoG (p. 8 bottom) <text:line-break/>2.2 provide a *conceptual definition* of CoG for *single* stimuli on p. 8 (I've asked about that before, without getting a response) <text:line-break/>2.3 say that the literature on single objects and objects in scenes is framed in terms of OC (p. 9) <text:line-break/>2.4 preview your CoG calculations by saying that for your single real-world objects, the CoG is very close to OC; be upfront here (see 2.9 below)<text:line-break/>2.5 acknowledge that you can't reliably discriminate whether observers target CoG and OC and call the "grouped hypothesis" "CoG/OC hypothesis" (this may be unsatisfactory for the authors but calling it "CoG hypothesis" is misleading) </text:p>
      <text:p text:style-name="P10">We agree with this line of reasoning <text:span text:style-name="T42">and now used it in the manuscript. We believe we indeed introduce the 3</text:span><text:span text:style-name="T37">rd</text:span><text:span text:style-name="T42"> hypothesis in a way that is more clear and straightforward, and thank Reviewer 2 for his help here.</text:span></text:p>
      <text:p text:style-name="P20">2.6 adjust the Discussion accordingly, including: <text:line-break/>2.6.1 p. 34, lines 592-596: delete that sentence referring to Vitu (2008) as the present work does not really speak to the global effect; <text:line-break/>2.6.2 for the same reason, delete sentence on p. 37, lines 664-666 <text:line-break/>2.7 go carefully through the manuscript to adjust pure CoG framing; e.g. <text:line-break/>abstract: p. 2, line 20; p. 2 lines 28-29 <text:line-break/>say something like "towards the object's CoG, which largely coincided with the object's geometrical center" <text:line-break/>p. 10, lines 184 and 187/188 <text:line-break/>p. 10, Fig. 1: fix last sentence in Fig. caption <text:line-break/>p. 11, lines 204, 211 <text:line-break/>p. 12, line 214 <text:line-break/>p. 23, lines 394 and 405 <text:line-break/>p. 24, line 425 <text:line-break/>p. 33, line 570, <text:line-break/>p. 33, line 572: "early initial saccades landed towards the object's CENTER CoG"? plus, if anything your analyses show that lp is at OC rather than CoG! </text:p>
      <text:p text:style-name="P12"><text:span text:style-name="T39">We agree, of course, that, due to the new and more clear opeartionalization of the 3</text:span><text:span text:style-name="T36">rd</text:span><text:span text:style-name="T39"> hypothesis (see …), this sentence should be phrased differently. However, we do not agree with the “if anythin..”.</text:span></text:p>
      <text:p text:style-name="P14">Indeed, in Exp1, our LME revealed that the difference with the OC is just not significant (t = ), whereas the difference for CoG is (t = ). The fact that the t values are really not that different, in combination with the convincing arguments of both reviewers in the previous round, made that we did not compare the two reference points.</text:p>
      <text:p text:style-name="P11">More importantly, however, these t values represent the difference from the reference point what Sacc latency is at its reference value, namely, at the average sacc lat. Not at the earliest sacc lat.</text:p>
      <text:p text:style-name="P11">To make any claims about the earliest saccade latencies, we looked at the CI, and whether they overlap with the reference point or not. And they do, for both reference points. <text:span text:style-name="T38">We make this more clear now in the manuscript.</text:span></text:p>
      <text:p text:style-name="P20"/>
      <text:p text:style-name="P21"><text:soft-page-break/><text:line-break/>p. 34, lines 588, 589, 591, 594, 607 <text:line-break/>p. 36, line 640 <text:line-break/>p. 37, lines 661, 663, 667, 670 <text:line-break/>2.8 explain the following discrepancy: <text:line-break/>In Exp. 1, the object was aligned according to OC. <text:line-break/>In the new Exp. 2, the objects are now aligned according to CoG (p. 25). Why? (not clear for the reader at all) </text:p>
      <text:p text:style-name="P15">TODO</text:p>
      <text:p text:style-name="P13"><text:span text:style-name="T40">N</text:span>ot clear why, in contrast to Exp 1, the object was aligned at the CoG. <text:span text:style-name="T41">Because “correcting for” might not be the same as “making the difference smallest ...”.</text:span></text:p>
      <text:p text:style-name="P22">2.9 ad p. 21 and Appendix: <text:line-break/>I would (still) like to see a quantification of how much CoG deviates from OC (horizontally): mean, minimum, maximum; unit should be deg of visual angle, not % of object width, that way it will become clear how incredibly small the difference is (below the accuracy of the eye tracker?) <text:line-break/>2.10 relatedly, p. 39 average CoG shift is 2% of the object's width towards the action-performing side: is this consistent with p. 21 bottom: "for most of our stimuli (9 out of 12), on average, the CoG was indeed shifted towards the action-performing side (by 4.2% of the object's width)"? <text:line-break/>2.11 relatedly, last paragraph of Appendix A (CoG) should be moved into text on p. 21 <text:line-break/>2.12 what am I not getting? <text:line-break/>Premise 1: the positive values for normalized lp indicate landing positions on the object's handle side, and negative values indicate lp on the object's action-performing side <text:line-break/>Premise 2: for most objects, CoG is shifted towards action-performing side <text:line-break/>Observation 1: mean lp, relative to OC, is numerically negative but not significantly different from zero (Table 1) <text:line-break/>Observation 2: mean lp, relative to CoG, is also negative and significantly different from 0 (Table 2) <text:line-break/>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 </text:p>
      <text:p text:style-name="P16">TODO!! (schematic representation to make it clear??)</text:p>
      <text:p text:style-name="P23">minor: <text:line-break/>1. p. 11 "Current Study" must briefly set the stage for the new Experiment 2; it cannot just "fall from the sky" in the Result Section </text:p>
      <text:p text:style-name="P36">TODO</text:p>
      <text:p text:style-name="P17">We now do this …</text:p>
      <text:p text:style-name="P23"><text:span text:style-name="T22">And agree that it is a good idea.</text:span><text:span text:style-name="T21"><text:line-break/></text:span>2. relatedly, Exp. 2 is also not integrated in the General Discussion (see also misleading "We ... in the General Discussion" on p. 33, line 566) </text:p>
      <text:p text:style-name="P23"><text:soft-page-break/><text:span text:style-name="T22">TODO</text:span><text:line-break/>3. p. 23/24 intro to Exp. 2: motivate the radial arrangement (critique by R1, if I understand correctly: to produce mean lp at OC subjects' just have to do a vertical saccade); ok, it's on p. 25 under "Design" -&gt; move it up </text:p>
      <text:p text:style-name="P24"><text:span text:style-name="T22">TODO</text:span><text:line-break/>4. Experiment 2 results: even though a 6-level factor "stimulus position" was used, it appears that this factor was not considered in analyses; where there any differential effects, or could they even be tested? <text:line-break/>5. p. 31 ad saliency simulations: results for init. sac. confirm that there is, on average, a central feature bias for the objects (non-exciting); second sac. doesn't go to action-performing side, which makes a point; may be helpful for the reader to add "empirical lp" to Fig. 6b as well </text:p>
      <text:p text:style-name="P25"><text:span text:style-name="T23">TODO</text:span><text:line-break/>6. p. 33 (Discussion) as of line 575: for the present manus, the articles on *two* simple shapes are less relevant; focus on the articles using *single* shapes instead (see p. 8). </text:p>
      <text:p text:style-name="P26"><text:span text:style-name="T24">TODO</text:span><text:line-break/><text:line-break/>editorial: <text:line-break/>The manuscript is very long with some redundancies; try to shorten it a bit and also have a native speaker go over the manuscript (some language fixes are provided below). </text:p>
      <text:p text:style-name="P28"><text:span text:style-name="T25">TODO</text:span><text:line-break/>1. rearrange p. 9: <text:line-break/>Move the sentence on lines 172-176 (properties modulating object PVL) up to line 166 (after the sentence ending on PN2013). </text:p>
      <text:p text:style-name="P28"><text:span text:style-name="T26">Done</text:span><text:line-break/>Move the reading PVL sentence (line 166) to a footnote following sentence ending on line 159 (or wherever it may fit) <text:line-break/>If you do that, the main paragraph on p. 9 will end on the "McConkie" hypothesis, and the next paragraph is then on the contrasting Vitu hypothesis. </text:p>
      <text:p text:style-name="P29"><text:span text:style-name="T26">Done</text:span><text:line-break/>2. p. 9 bottom: revise slightly contradictory sentence starting "As proposed by Vitu" because if she wrote about words she didn't propose anything for objects </text:p>
      <text:p text:style-name="P29"><text:span text:style-name="T27">Done</text:span><text:line-break/>3. next sentence: unclear what "this" refers to (the PVL).</text:p>
      <text:p text:style-name="P29"><text:span text:style-name="T27">Done (maar gaat ms helemaal weg??)</text:span><text:line-break/>4. p. 9, line 173: specify "the PVL for objects in scenes" as the previous sentence is about words in reading (not necessary if you rearrange p. 9)</text:p>
      <text:p text:style-name="P30"><text:span text:style-name="T27">Done</text:span><text:line-break/>5. p. 11, 2d line from top: "Where" should probably be "Whereas" </text:p>
      <text:p text:style-name="P30"><text:span text:style-name="T44">Done</text:span><text:line-break/><text:soft-page-break/>6. p. 13, line 253: you probably want to call the "dependent variable" by name </text:p>
      <text:p text:style-name="P30"><text:span text:style-name="T44">Done</text:span><text:line-break/>7. p. 13, line 240 "bounding box", you probably want to say "closest fitting rectangular bounding box" or something along those lines </text:p>
      <text:p text:style-name="P30"><text:span text:style-name="T44">Done</text:span><text:line-break/>8. hammer in Appendix figure has additional greenish dot from Figure 1 -&gt; remove </text:p>
      <text:p text:style-name="P30"><text:span text:style-name="T44">This dot is part of the raw stimulus. To avoid conclusion, we used another stimulus for the figures in the main text. (In the Supplementary Materials the “real” green dot is partly hidden under the two dots added by us).</text:span><text:span text:style-name="T43"> </text:span><text:line-break/>9. Figures 3a and 4a: use different line styles or better discriminating colors for distributions </text:p>
      <text:p text:style-name="P31"><text:span text:style-name="T44">TODO</text:span><text:line-break/>10. p. 20 "were just not reliably", drop "just" or rephrase </text:p>
      <text:p text:style-name="P31"><text:span text:style-name="T45">Done</text:span><text:line-break/>11. Figure 7 as part of Appendix A: I'm not sure I find this figure helpful as it doesn't use an object stimulus. Up to you. </text:p>
      <text:p text:style-name="P31"><text:span text:style-name="T45">TODO</text:span><text:line-break/>12. p. 23, line 401 replace "only" with "alone" </text:p>
      <text:p text:style-name="P32"><text:span text:style-name="T45">Done</text:span><text:line-break/>13. p. 30 Fig. 6a add legend (blue: xx, orange: xx) </text:p>
      <text:p text:style-name="P33"><text:span text:style-name="T46">TODO</text:span><text:line-break/>14. p. 29 line 512: replace "Table 1" with "Table 3" </text:p>
      <text:p text:style-name="P34"><text:span text:style-name="T46">Done</text:span><text:line-break/>15. same place: say that you (first) talk about initial saccades </text:p>
      <text:p text:style-name="P35"><text:span text:style-name="T47">Done</text:span><text:line-break/>16. p. 33, line 578: fix "land on the (CoG)" </text:p>
      <text:p text:style-name="P35"><text:span text:style-name="T48">Done</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10T11:58:10.057462646</dc:date>
    <dc:creator>Lotje van der Linden</dc:creator>
    <meta:editing-duration>PT4H41M50S</meta:editing-duration>
    <meta:editing-cycles>100</meta:editing-cycles>
    <meta:generator>LibreOffice/4.2.7.2$Linux_X86_64 LibreOffice_project/420m0$Build-2</meta:generator>
    <meta:document-statistic meta:table-count="0" meta:image-count="0" meta:object-count="0" meta:page-count="9" meta:paragraph-count="78" meta:word-count="3386" meta:character-count="19682" meta:non-whitespace-character-count="16281"/>
  </office:meta>
</office:document-meta>
</file>